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e58e" officeooo:paragraph-rsid="0003e58e" style:font-weight-asian="bold" style:font-weight-complex="bold"/>
    </style:style>
    <style:style style:name="P2" style:family="paragraph">
      <style:text-properties fo:font-size="9pt" style:font-size-asian="9pt" style:font-size-complex="9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style:text-properties fo:font-size="12pt"/>
    </style:style>
    <style:style style:name="P5" style:family="paragraph">
      <style:paragraph-properties style:text-autospace="none"/>
      <style:text-properties style:use-window-font-color="true" loext:opacity="0%" style:font-name="Times New Roman" fo:font-size="10pt" style:font-name-asian="JetBrains Mono" style:font-size-asian="10pt" style:font-name-complex="JetBrains Mono" style:font-size-complex="10pt"/>
    </style:style>
    <style:style style:name="P6" style:family="paragraph">
      <loext:graphic-properties draw:fill="none" draw:fill-color="#ffffff"/>
      <style:paragraph-properties style:text-autospace="none" style:writing-mode="lr-tb"/>
      <style:text-properties style:use-window-font-color="true" loext:opacity="0%" style:font-name="Times New Roman" fo:font-size="10pt" style:font-name-asian="JetBrains Mono" style:font-size-asian="10pt" style:font-name-complex="JetBrains Mono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-color="#99ccff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use-window-font-color="true" loext:opacity="0%" style:font-name="Times New Roman" fo:font-size="9pt" style:font-name-asian="JetBrains Mono" style:font-size-asian="9pt" style:font-name-complex="JetBrains Mono" style:font-size-complex="9pt"/>
    </style:style>
    <style:style style:name="gr1" style:family="graphic">
      <style:graphic-properties draw:stroke="none" svg:stroke-color="#000000" draw:fill="none" draw:fill-color="#ffffff" fo:min-height="0.2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557cm" fo:min-width="1.9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716cm" fo:min-width="0.1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8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476cm" fo:min-width="5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168cm" fo:min-width="3.1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557cm" fo:min-width="1.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000000" draw:fill-color="#99ccff" draw:textarea-horizontal-align="justify" draw:textarea-vertical-align="middle" draw:auto-grow-height="false" fo:min-height="0.732cm" fo:min-width="2.11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7" draw:name="Врезка 6" draw:style-name="gr4" draw:text-style-name="P6" svg:width="4.71cm" svg:height="0.733cm" svg:x="0.273cm" svg:y="9.585cm"><draw:text-box><text:p text:style-name="P5"><text:span text:style-name="T2">Н</text:span><text:span text:style-name="T2">а</text:span><text:span text:style-name="T2">х</text:span><text:span text:style-name="T2">о</text:span><text:span text:style-name="T2">ж</text:span><text:span text:style-name="T2">д</text:span><text:span text:style-name="T2">е</text:span><text:span text:style-name="T2">н</text:span><text:span text:style-name="T2">и</text:span><text:span text:style-name="T2">е </text:span><text:span text:style-name="T2">д</text:span><text:span text:style-name="T2">л</text:span><text:span text:style-name="T2">и</text:span><text:span text:style-name="T2">н</text:span><text:span text:style-name="T2">ы</text:span><text:span text:style-name="T2"> </text:span><text:span text:style-name="T2">н</text:span><text:span text:style-name="T2">е</text:span><text:span text:style-name="T2">з</text:span><text:span text:style-name="T2">а</text:span><text:span text:style-name="T2">н</text:span><text:span text:style-name="T2">я</text:span><text:span text:style-name="T2">т</text:span><text:span text:style-name="T2">о</text:span><text:span text:style-name="T2">й </text:span><text:span text:style-name="T2"><text:tab/></text:span><text:span text:style-name="T2">ч</text:span><text:span text:style-name="T2">а</text:span><text:span text:style-name="T2">с</text:span><text:span text:style-name="T2">т</text:span><text:span text:style-name="T2">и </text:span><text:span text:style-name="T2">о</text:span><text:span text:style-name="T2">т</text:span><text:span text:style-name="T2">р</text:span><text:span text:style-name="T2">е</text:span><text:span text:style-name="T2">з</text:span><text:span text:style-name="T2">к</text:span><text:span text:style-name="T2">а </text:span><text:span text:style-name="T2">А</text:span></text:p></draw:text-box></draw:frame><draw:custom-shape text:anchor-type="paragraph" draw:z-index="0" draw:name="Фигура 1" draw:style-name="gr10" draw:text-style-name="P8" svg:width="2.985cm" svg:height="1.036cm" svg:x="0.896cm" svg:y="0.123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frame text:anchor-type="paragraph" draw:z-index="1" draw:name="Врезка 1" draw:style-name="gr9" draw:text-style-name="P7" svg:width="1.011cm" svg:height="0.368cm" svg:x="1.861cm" svg:y="0.503cm"><draw:text-box><text:p><text:span text:style-name="T1">Н</text:span><text:span text:style-name="T1">а</text:span><text:span text:style-name="T1">ч</text:span><text:span text:style-name="T1">а</text:span><text:span text:style-name="T1">л</text:span><text:span text:style-name="T1">о</text:span></text:p></draw:text-box></draw:frame><draw:custom-shape text:anchor-type="paragraph" draw:z-index="2" draw:name="Фигура 2" draw:style-name="gr3" draw:text-style-name="P4" svg:width="0.334cm" svg:height="0.819cm" svg:x="2.249cm" svg:y="1.1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Фигура 3" draw:style-name="gr2" svg:width="3.155cm" svg:height="0.883cm" svg:x="0.748cm" svg:y="1.976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4" draw:name="Врезка 2" draw:style-name="gr1" draw:text-style-name="P3" svg:width="1.011cm" svg:height="0.368cm" svg:x="1.949cm" svg:y="2.245cm"><draw:text-box><text:p text:style-name="P2"><text:span text:style-name="T1">Ввод а</text:span></text:p></draw:text-box></draw:frame><draw:custom-shape text:anchor-type="paragraph" draw:z-index="5" draw:name="Фигура 4" draw:style-name="gr3" draw:text-style-name="P4" svg:width="0.334cm" svg:height="0.819cm" svg:x="2.249cm" svg:y="1.1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Фигура 5" draw:style-name="gr3" draw:text-style-name="P4" svg:width="0.334cm" svg:height="0.819cm" svg:x="2.249cm" svg:y="2.85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Фигура 8" draw:style-name="gr3" draw:text-style-name="P4" svg:width="0.334cm" svg:height="0.819cm" svg:x="2.316cm" svg:y="4.81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Фигура 6" draw:style-name="gr7" draw:text-style-name="P4" svg:width="3.156cm" svg:height="1.168cm" svg:x="0.748cm" svg:y="3.651cm"><text:p/><draw:enhanced-geometry svg:viewBox="0 0 21600 21600" draw:type="rectangle" draw:enhanced-path="M 0 0 L 21600 0 21600 21600 0 21600 0 0 Z N"/></draw:custom-shape><draw:frame text:anchor-type="paragraph" draw:z-index="9" draw:name="Врезка 3" draw:style-name="gr6" draw:text-style-name="P3" svg:width="1.89cm" svg:height="0.847cm" svg:x="1.595cm" svg:y="3.796cm"><draw:text-box><text:p text:style-name="P2"><text:span text:style-name="T1">Обработка исключений</text:span></text:p></draw:text-box></draw:frame><draw:custom-shape text:anchor-type="paragraph" draw:z-index="10" draw:name="Фигура 7" draw:style-name="gr8" draw:text-style-name="P4" svg:width="3.158cm" svg:height="0.886cm" svg:x="0.769cm" svg:y="5.614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11" draw:name="Врезка 4" draw:style-name="gr1" draw:text-style-name="P3" svg:width="1.011cm" svg:height="0.368cm" svg:x="1.949cm" svg:y="5.861cm"><draw:text-box><text:p text:style-name="P2"><text:span text:style-name="T1">Ввод b</text:span></text:p></draw:text-box></draw:frame><draw:custom-shape text:anchor-type="paragraph" draw:z-index="12" draw:name="Фигура 9" draw:style-name="gr7" draw:text-style-name="P4" svg:width="3.156cm" svg:height="1.168cm" svg:x="0.859cm" svg:y="7.334cm"><text:p/><draw:enhanced-geometry svg:viewBox="0 0 21600 21600" draw:type="rectangle" draw:enhanced-path="M 0 0 L 21600 0 21600 21600 0 21600 0 0 Z N"/></draw:custom-shape><draw:custom-shape text:anchor-type="paragraph" draw:z-index="13" draw:name="Фигура 10" draw:style-name="gr3" draw:text-style-name="P4" svg:width="0.334cm" svg:height="0.819cm" svg:x="2.36cm" svg:y="6.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4" draw:name="Врезка 5" draw:style-name="gr6" draw:text-style-name="P3" svg:width="1.89cm" svg:height="0.847cm" svg:x="1.639cm" svg:y="7.5cm"><draw:text-box><text:p text:style-name="P2"><text:span text:style-name="T1">Обрабо</text:span><text:span text:style-name="T1">тка </text:span><text:span text:style-name="T1">исключ</text:span><text:span text:style-name="T1">ений</text:span></text:p></draw:text-box></draw:frame><draw:custom-shape text:anchor-type="paragraph" draw:z-index="15" draw:name="Фигура 11" draw:style-name="gr3" draw:text-style-name="P4" svg:width="0.334cm" svg:height="0.819cm" svg:x="2.383cm" svg:y="8.5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Фигура 12" draw:style-name="gr5" draw:text-style-name="P4" svg:width="5.16cm" svg:height="1.477cm" svg:x="-0.109cm" svg:y="9.296cm"><text:p/><draw:enhanced-geometry svg:viewBox="0 0 21600 21600" draw:type="rectangle" draw:enhanced-path="M 0 0 L 21600 0 21600 21600 0 21600 0 0 Z N"/></draw:custom-shape><draw:custom-shape text:anchor-type="paragraph" draw:z-index="18" draw:name="Фигура 13" draw:style-name="gr3" draw:text-style-name="P4" svg:width="0.334cm" svg:height="0.819cm" svg:x="2.448cm" svg:y="10.7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Фигура 14" draw:style-name="gr2" svg:width="3.155cm" svg:height="0.883cm" svg:x="1.012cm" svg:y="11.589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20" draw:name="Врезка 7" draw:style-name="gr1" draw:text-style-name="P3" svg:width="1.011cm" svg:height="0.368cm" svg:x="2.125cm" svg:y="11.815cm"><draw:text-box><text:p text:style-name="P2"><text:span text:style-name="T1">Вывод </text:span></text:p></draw:text-box></draw:frame>До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0-18T19:35:31.516331576</dc:date>
    <meta:editing-cycles>2</meta:editing-cycles>
    <meta:editing-duration>PT11M40S</meta:editing-duration>
    <meta:document-statistic meta:table-count="0" meta:image-count="0" meta:object-count="0" meta:page-count="1" meta:paragraph-count="1" meta:word-count="1" meta:character-count="2" meta:non-whitespace-character-count="2"/>
    <meta:user-defined meta:name="Поле 1"/>
    <meta:user-defined meta:name="Поле 2"/>
    <meta:user-defined meta:name="Поле 3"/>
    <meta:user-defined meta:name="Поле 4"/>
  </office:meta>
</office:document-meta>
</file>